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width="0.051cm" draw:marker-start-width="0.279cm" draw:marker-end="Arrowheads_20_42" draw:marker-end-width="0.381cm" draw:fill="none" draw:fill-color="#3465a4" fo:padding-top="0.15cm" fo:padding-bottom="0.15cm" fo:padding-left="0.33cm" fo:padding-right="0.275cm" loext:decorative="false"/>
    </style:style>
    <style:style style:name="gr44" style:family="graphic" style:parent-style-name="objectwithoutfill">
      <style:graphic-properties svg:stroke-width="0.051cm" draw:marker-start-width="0.279cm" draw:marker-end="Arrowheads_20_45" draw:marker-end-width="0.381cm" draw:fill="none" fo:padding-top="0.15cm" fo:padding-bottom="0.15cm" fo:padding-left="0.33cm" fo:padding-right="0.275cm" loext:decorative="false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8.533cm" fo:min-width="0cm" fo:padding-top="0cm" fo:padding-bottom="0cm" fo:padding-left="0cm" fo:padding-right="0cm" fo:wrap-option="no-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loext:graphic-properties draw:fill-color="#3465a4"/>
      <style:paragraph-properties fo:text-align="center" style:writing-mode="lr-tb"/>
    </style:style>
    <style:style style:name="P14" style:family="paragraph">
      <loext:graphic-properties draw:fill="none" draw:fill-color="#3465a4"/>
      <style:paragraph-properties fo:text-align="center"/>
    </style:style>
    <style:style style:name="P15" style:family="paragraph"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6" style:family="paragraph">
      <style:paragraph-properties fo:margin-left="0cm" fo:margin-right="0cm" fo:margin-top="0cm" fo:margin-bottom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23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18"/></text:span><text:span text:style-name="T1">75</text:span></text:p>
            <text:p text:style-name="P5"><text:span text:style-name="T1">(directed weighted edge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yclic Undirected unweighte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cyclic Directed unweighte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yclic Undirected and Weighte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custom-shape draw:style-name="gr42" draw:text-style-name="P13" xml:id="id32" draw:id="id32" draw:layer="layout" svg:width="1.588cm" svg:height="1.588cm" draw:transform="skewX (-0.0183259571459405) translate (3.04cm 2.905cm)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3" draw:id="id33" draw:layer="layout" svg:width="1.588cm" svg:height="1.588cm" draw:transform="skewX (-0.0183259571459405) translate (7.638cm 1.952cm)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9" draw:id="id39" draw:layer="layout" svg:width="1.588cm" svg:height="1.588cm" draw:transform="skewX (-0.0183259571459405) translate (11.448cm 8.302cm)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8" draw:id="id38" draw:layer="layout" svg:width="1.588cm" svg:height="1.588cm" draw:transform="skewX (-0.0183259571459405) translate (1.74cm 6.079cm)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0" draw:id="id40" draw:layer="layout" svg:width="1.588cm" svg:height="1.588cm" draw:transform="skewX (-0.0183259571459405) translate (13.517cm 5.127cm)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4" draw:id="id44" draw:layer="layout" svg:width="1.588cm" svg:height="1.588cm" draw:transform="skewX (-0.0183259571459405) translate (13.988cm 12.112cm)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5" draw:id="id35" draw:layer="layout" svg:width="1.588cm" svg:height="1.588cm" draw:transform="skewX (-0.0183259571459405) translate (1.317cm 10.842cm)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6" draw:id="id36" draw:layer="layout" svg:width="1.588cm" svg:height="1.588cm" draw:transform="skewX (-0.0183259571459405) translate (1.317cm 14.335cm)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7" draw:id="id37" draw:layer="layout" svg:width="1.588cm" svg:height="1.588cm" draw:transform="skewX (-0.0183259571459405) translate (5.445cm 8.62cm)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1" draw:id="id41" draw:layer="layout" svg:width="1.588cm" svg:height="1.588cm" draw:transform="skewX (-0.0183259571459405) translate (10.207cm 11.159cm)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5" draw:id="id45" draw:layer="layout" svg:width="1.588cm" svg:height="1.588cm" draw:transform="skewX (-0.0183259571459405) translate (16.875cm 8.302cm)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4" draw:id="id34" draw:layer="layout" svg:width="1.588cm" svg:height="1.588cm" draw:transform="skewX (-0.0183259571459405) translate (7.032cm 5.762cm)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3" draw:id="id43" draw:layer="layout" svg:width="1.588cm" svg:height="1.588cm" draw:transform="skewX (-0.0183259571459405) translate (4.862cm 10.842cm)">
          <text:p text:style-name="P1">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3" xml:id="id46" draw:id="id46" draw:layer="layout" svg:width="1.588cm" svg:height="1.588cm" draw:transform="skewX (-0.0183259571459405) translate (17.827cm 12.129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2" draw:id="id42" draw:layer="layout" svg:width="1.588cm" svg:height="1.588cm" draw:transform="skewX (-0.0183259571459405) translate (4.862cm 14.3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4" draw:layer="layout" draw:type="line" svg:x1="4.401cm" svg:y1="3.137cm" svg:x2="7.653cm" svg:y2="2.746cm" draw:start-shape="id32" draw:start-glue-point="11" draw:end-shape="id33" draw:end-glue-point="6" svg:d="M4401 3137l3252-391" svg:viewBox="0 0 3253 392">
          <text:p/>
        </draw:connector>
        <draw:connector draw:style-name="gr43" draw:text-style-name="P14" draw:layer="layout" draw:type="line" svg:x1="4.644cm" svg:y1="3.699cm" svg:x2="7.047cm" svg:y2="6.556cm" draw:start-shape="id32" draw:start-glue-point="10" draw:end-shape="id34" draw:end-glue-point="6" svg:d="M4644 3699l2403 2857" svg:viewBox="0 0 2404 2858">
          <text:p/>
        </draw:connector>
        <draw:connector draw:style-name="gr43" draw:text-style-name="P14" draw:layer="layout" draw:type="line" svg:x1="2.141cm" svg:y1="12.43cm" svg:x2="2.111cm" svg:y2="14.335cm" draw:start-shape="id35" draw:start-glue-point="8" draw:end-shape="id36" draw:end-glue-point="4" svg:d="M2141 12430l-30 1905" svg:viewBox="0 0 31 1906">
          <text:p/>
        </draw:connector>
        <draw:connector draw:style-name="gr43" draw:text-style-name="P14" draw:layer="layout" draw:type="line" svg:x1="5.46cm" svg:y1="9.414cm" svg:x2="2.564cm" svg:y2="7.667cm" draw:start-shape="id37" draw:start-glue-point="6" draw:end-shape="id38" draw:end-glue-point="8" svg:d="M5460 9414l-2896-1747" svg:viewBox="0 0 2897 1748">
          <text:p/>
        </draw:connector>
        <draw:connector draw:style-name="gr43" draw:text-style-name="P14" draw:layer="layout" draw:type="line" svg:x1="3.344cm" svg:y1="6.873cm" svg:x2="6.239cm" svg:y2="8.62cm" draw:start-shape="id38" draw:start-glue-point="10" draw:end-shape="id37" draw:end-glue-point="4" svg:d="M3344 6873l2895 1747" svg:viewBox="0 0 2896 1748">
          <text:p/>
        </draw:connector>
        <draw:connector draw:style-name="gr43" draw:text-style-name="P14" draw:layer="layout" draw:type="line" svg:x1="11.463cm" svg:y1="9.096cm" svg:x2="7.049cm" svg:y2="9.414cm" draw:start-shape="id39" draw:start-glue-point="6" draw:end-shape="id37" draw:end-glue-point="10" svg:d="M11463 9096l-4414 318" svg:viewBox="0 0 4415 319">
          <text:p/>
        </draw:connector>
        <draw:connector draw:style-name="gr43" draw:text-style-name="P14" draw:layer="layout" draw:type="line" svg:x1="12.242cm" svg:y1="8.302cm" svg:x2="14.341cm" svg:y2="6.715cm" draw:start-shape="id39" draw:start-glue-point="4" draw:end-shape="id40" draw:end-glue-point="8" svg:d="M12242 8302l2099-1587" svg:viewBox="0 0 2100 1588">
          <text:p/>
        </draw:connector>
        <draw:connector draw:style-name="gr43" draw:text-style-name="P14" draw:layer="layout" draw:type="line" svg:x1="10.222cm" svg:y1="11.953cm" svg:x2="6.269cm" svg:y2="10.208cm" draw:start-shape="id41" draw:start-glue-point="6" draw:end-shape="id37" draw:end-glue-point="8" svg:d="M10222 11953l-3953-1745" svg:viewBox="0 0 3954 1746">
          <text:p/>
        </draw:connector>
        <draw:connector draw:style-name="gr43" draw:text-style-name="P14" draw:layer="layout" draw:type="line" svg:x1="5.656cm" svg:y1="14.335cm" svg:x2="5.686cm" svg:y2="12.43cm" draw:start-shape="id42" draw:start-glue-point="4" draw:end-shape="id43" draw:end-glue-point="8" svg:d="M5656 14335l30-1905" svg:viewBox="0 0 31 1906">
          <text:p/>
        </draw:connector>
        <draw:connector draw:style-name="gr43" draw:text-style-name="P14" draw:layer="layout" draw:type="line" svg:x1="15.349cm" svg:y1="12.344cm" svg:x2="17.132cm" svg:y2="9.658cm" draw:start-shape="id44" draw:start-glue-point="11" draw:end-shape="id45" draw:end-glue-point="7" svg:d="M15349 12344l1783-2686" svg:viewBox="0 0 1784 2687">
          <text:p/>
        </draw:connector>
        <draw:connector draw:style-name="gr43" draw:text-style-name="P14" draw:layer="layout" draw:type="line" svg:x1="18.256cm" svg:y1="9.658cm" svg:x2="18.621cm" svg:y2="12.129cm" draw:start-shape="id45" draw:start-glue-point="9" draw:end-shape="id46" draw:end-glue-point="4" svg:d="M18256 9658l365 2471" svg:viewBox="0 0 366 2472">
          <text:p/>
        </draw:connector>
        <draw:connector draw:style-name="gr43" draw:text-style-name="P14" draw:layer="layout" draw:type="line" svg:x1="17.112cm" svg:y1="8.534cm" svg:x2="13.052cm" svg:y2="9.096cm" draw:start-shape="id45" draw:start-glue-point="5" draw:end-shape="id39" draw:end-glue-point="10" svg:d="M17112 8534l-4060 562" svg:viewBox="0 0 4061 563">
          <text:p/>
        </draw:connector>
        <draw:connector draw:style-name="gr43" draw:text-style-name="P14" draw:layer="layout" draw:type="line" svg:x1="14.898cm" svg:y1="6.483cm" svg:x2="17.669cm" svg:y2="8.302cm" draw:start-shape="id40" draw:start-glue-point="9" draw:end-shape="id45" draw:end-glue-point="4" svg:d="M14898 6483l2771 1819" svg:viewBox="0 0 2772 1820">
          <text:p/>
        </draw:connector>
        <draw:connector draw:style-name="gr43" draw:text-style-name="P14" draw:layer="layout" draw:type="line" svg:x1="6.806cm" svg:y1="8.852cm" svg:x2="13.774cm" svg:y2="6.483cm" draw:start-shape="id37" draw:start-glue-point="11" draw:end-shape="id40" draw:end-glue-point="7" svg:d="M6806 8852l6968-2369" svg:viewBox="0 0 6969 2370">
          <text:p/>
        </draw:connector>
        <draw:connector draw:style-name="gr43" draw:text-style-name="P14" draw:layer="layout" draw:type="line" svg:x1="9.242cm" svg:y1="2.746cm" svg:x2="13.754cm" svg:y2="5.359cm" draw:start-shape="id33" draw:start-glue-point="10" draw:end-shape="id40" draw:end-glue-point="5" svg:d="M9242 2746l4512 2613" svg:viewBox="0 0 4513 2614">
          <text:p/>
        </draw:connector>
        <draw:connector draw:style-name="gr43" draw:text-style-name="P14" draw:layer="layout" draw:type="line" svg:x1="13.532cm" svg:y1="5.921cm" svg:x2="9.019cm" svg:y2="3.308cm" draw:start-shape="id40" draw:start-glue-point="6" draw:end-shape="id33" draw:end-glue-point="9" svg:d="M13532 5921l-4513-2613" svg:viewBox="0 0 4514 2614">
          <text:p/>
        </draw:connector>
        <draw:connector draw:style-name="gr43" draw:text-style-name="P14" draw:layer="layout" draw:type="line" svg:x1="7.269cm" svg:y1="5.994cm" svg:x2="7.895cm" svg:y2="3.308cm" draw:start-shape="id34" draw:start-glue-point="5" draw:end-shape="id33" draw:end-glue-point="7" svg:d="M7269 5994l626-2686" svg:viewBox="0 0 627 2687">
          <text:p/>
        </draw:connector>
        <draw:connector draw:style-name="gr43" draw:text-style-name="P14" draw:layer="layout" draw:type="line" svg:x1="8.462cm" svg:y1="3.54cm" svg:x2="8.393cm" svg:y2="5.994cm" draw:start-shape="id33" draw:start-glue-point="8" draw:end-shape="id34" draw:end-glue-point="11" svg:d="M8462 3540l-69 2454" svg:viewBox="0 0 70 2455">
          <text:p/>
        </draw:connector>
        <draw:connector draw:style-name="gr43" draw:text-style-name="P14" draw:layer="layout" draw:type="line" svg:x1="2.534cm" svg:y1="6.079cm" svg:x2="3.297cm" svg:y2="4.261cm" draw:start-shape="id38" draw:start-glue-point="4" draw:end-shape="id32" draw:end-glue-point="7" svg:d="M2534 6079l763-1818" svg:viewBox="0 0 764 1819">
          <text:p/>
        </draw:connector>
        <draw:connector draw:style-name="gr43" draw:text-style-name="P14" draw:layer="layout" draw:type="line" svg:x1="2.921cm" svg:y1="15.129cm" svg:x2="4.877cm" svg:y2="15.129cm" draw:start-shape="id36" draw:start-glue-point="10" draw:end-shape="id42" draw:end-glue-point="6" svg:d="M2921 15129h1956" svg:viewBox="0 0 1957 1">
          <text:p/>
        </draw:connector>
        <draw:connector draw:style-name="gr43" draw:text-style-name="P14" draw:layer="layout" draw:type="line" svg:x1="4.877cm" svg:y1="11.636cm" svg:x2="2.921cm" svg:y2="11.636cm" draw:start-shape="id43" draw:start-glue-point="6" draw:end-shape="id35" draw:end-glue-point="10" svg:d="M4877 11636h-1956" svg:viewBox="0 0 1957 1">
          <text:p/>
        </draw:connector>
        <draw:connector draw:style-name="gr43" draw:text-style-name="P14" draw:layer="layout" draw:type="line" svg:x1="15.592cm" svg:y1="12.906cm" svg:x2="17.842cm" svg:y2="12.923cm" draw:start-shape="id44" draw:start-glue-point="10" draw:end-shape="id46" draw:end-glue-point="6" svg:d="M15592 12906l2250 17" svg:viewBox="0 0 2251 18">
          <text:p/>
        </draw:connector>
        <draw:connector draw:style-name="gr43" draw:text-style-name="P14" draw:layer="layout" draw:type="line" svg:x1="11.588cm" svg:y1="12.515cm" svg:x2="14.003cm" svg:y2="12.906cm" draw:start-shape="id41" draw:start-glue-point="9" draw:end-shape="id44" draw:end-glue-point="6" svg:d="M11588 12515l2415 391" svg:viewBox="0 0 2416 392">
          <text:p/>
        </draw:connector>
        <draw:connector draw:style-name="gr43" draw:text-style-name="P14" draw:layer="layout" draw:type="line" svg:x1="11.811cm" svg:y1="11.953cm" svg:x2="16.89cm" svg:y2="9.096cm" draw:start-shape="id41" draw:start-glue-point="10" draw:end-shape="id45" draw:end-glue-point="6" svg:d="M11811 11953l5079-2857" svg:viewBox="0 0 5080 2858">
          <text:p/>
        </draw:connector>
        <draw:connector draw:style-name="gr44" draw:text-style-name="P3" draw:layer="layout" svg:x1="19.431cm" svg:y1="12.923cm" svg:x2="15.121cm" svg:y2="5.921cm" draw:start-shape="id46" draw:start-glue-point="10" draw:end-shape="id40" draw:end-glue-point="10" svg:d="M19431 12923h500v-7002h-4810" svg:viewBox="0 0 4811 7003">
          <text:p/>
        </draw:connector>
        <draw:connector draw:style-name="gr43" draw:text-style-name="P14" draw:layer="layout" draw:type="line" svg:x1="11.001cm" svg:y1="11.159cm" svg:x2="11.705cm" svg:y2="9.658cm" draw:start-shape="id41" draw:start-glue-point="4" draw:end-shape="id39" draw:end-glue-point="7" svg:d="M11001 11159l704-1501" svg:viewBox="0 0 705 1502">
          <text:p/>
        </draw:connector>
        <draw:frame draw:style-name="gr45" draw:text-style-name="P17" draw:layer="layout" svg:width="11.208cm" svg:height="8.533cm" svg:x="8.937cm" svg:y="14.374cm">
          <draw:text-box>
            <text:p text:style-name="P15">Common Operations</text:p>
            <text:p text:style-name="P15">- Traverse</text:p>
            <text:p text:style-name="P15"><text:s text:c="2"/>- Breadth-First Search (BFS)</text:p>
            <text:p text:style-name="P15"><text:s text:c="2"/>- Depth-First Search (DFS)</text:p>
            <text:p text:style-name="P15">- Find if a node is reachable</text:p>
            <text:p text:style-name="P15">- Find Paths between nodes</text:p>
            <text:p text:style-name="P15">- Find cycles</text:p>
            <text:p text:style-name="P15">- Topographical Sorting</text:p>
            <text:p text:style-name="P16"><text:s text:c="2"/>- Directed acyclic graphs (DAG)</text:p>
            <text:p text:style-name="P15">- Find the shortest path</text:p>
            <text:p text:style-name="P15"><text:s text:c="2"/>- Dijkstra’s Algorithm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42" draw:display-name="Arrowheads 42" svg:viewBox="0 0 20 20" svg:d="M0 20l10-20 10 20z"/>
    <draw:marker draw:name="Arrowheads_20_45" draw:display-name="Arrowheads 45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4.2$MacOSX_AARCH64 LibreOffice_project/51a6219feb6075d9a4c46691dcfe0cd9c4fff3c2</meta:generator>
    <dc:date>2024-07-05T19:03:55.933502115</dc:date>
    <meta:editing-duration>PT3H5M53S</meta:editing-duration>
    <meta:editing-cycles>18</meta:editing-cycles>
    <meta:document-statistic meta:object-count="128"/>
  </office:meta>
</office:document-meta>
</file>